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use-window-font-color="true" fo:font-weight="normal" style:font-weight-asian="normal" style:font-weight-complex="normal"/>
    </style:style>
    <style:style style:name="P3"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fo:break-before="page"/>
      <style:text-properties style:use-window-font-color="true"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use-window-font-color="true" fo:font-weight="normal" style:font-weight-asian="normal" style:font-weight-complex="normal"/>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style:text-position="super 58%"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text:p>
      <text:p text:style-name="P5"><text:span text:style-name="T1"><text:tab/>Alex held the ballpoint pen in his hand loosely, writing as the words came to mind, but not in a rush. He took his time with writing since he still had time left before work to get his morning thoughts onto paper.</text:span></text:p>
      <text:p text:style-name="P5"><text:span text:style-name="T1"/></text:p>
      <text:p text:style-name="P9"><text:span text:style-name="T1"><text:tab/></text:span><text:span text:style-name="T2">June 12</text:span><text:span text:style-name="T3">th</text:span><text:span text:style-name="T2">, 2023 – Monday @ 7:05 AM</text:span></text:p>
      <text:p text:style-name="P9"><text:span text:style-name="T2"><text:tab/>I slept like usual, another nightmare. The thing is that I can't remember what the nightmare even was. All I can recall is me waking up feeling afraid with sweat all over me. I hate waking up that way almost every morning. Hopefully the nightmares settle down one of these days.</text:span></text:p>
      <text:p text:style-name="P8"/>
      <text:p text:style-name="P5"/>
      <text:p text:style-name="P5">Day 1:</text:p>
      <text:p text:style-name="P2"><text:tab/>Alex writes a journal entry before heading to work. They're write about how their journaling journey is going since they've been doing it for only a couple of weeks. They were inspired to journal by Tsukune since it sounded like it was something positive for him. They briefly touch on how they feel lonely and how they wish it were easier to make friends with people.</text:p>
      <text:p text:style-name="P2"><text:tab/>Alex hears noise from outside their apartment, so they look and meet their new neighbor, Claudia.</text:p>
      <text:p text:style-name="P2"><text:tab/>After a brief introduction, they both part ways where Claudia goes to unpack and Alex heads to work. Before driving off, Alex reflects on meeting a new acquaintance and concludes that he feels happy from the interaction.</text:p>
      <text:p text:style-name="P2"><text:tab/>Upon arriving at work, Alex journals again so they won't forget to write what occurred in the day so far. They feel mainly neutral about Claudia, but they decide they want to attempt some sort of connection with her, especially considering their lonely journal entry earlier in the day.</text:p>
      <text:p text:style-name="P2"><text:tab/>Alex hears footsteps approaching, so they put their journal aside and have their monitor turned on. When the footsteps are close enough, he recognizes them as his coworker's, Tsukune. Tsukune greets Alex with an upbeat tone and smile on his face. Tsukune briefly laments about his car being in a car repair shop due to the serpentine belt snapping after the AC compressor seized up the previous evening. Alex offers to be Tsukune's ride to and from work until the car is fixed. Gratefully, Tsukune gives Alex $20 for gas and dismisses himself before he gets the both of them in trouble for getting distracted.</text:p>
      <text:p text:style-name="P2"><text:tab/>[Insert mini-game] / [Time Skip]</text:p>
      <text:p text:style-name="P2"><text:tab/>Once it's the end of work, Alex meets with Tsukune at their car and the two start their drive back home. Since the two live in the same apartment complex, there's no worry for a separate drop-off location. During the drive, Alex checks in with Tsukune to see how he's doing on a deeper level. Tsukune is transparent and talks about how therapy has really been helping him out recently.</text:p>
      <text:p text:style-name="P2"><text:tab/>[Player gives their reaction]</text:p>
      <text:p text:style-name="P2"><text:tab/>As Tsukune gets dropped off, he kindly calls out Alex for dodging hangouts after work recently. Alex feels shy but agrees to spend more time with Tsukune. They admits they just lost track since a lot has been on their mind lately. Tsukune doesn't judge them for it and extends an invite for a gym hangout. Alex declines but says they can probably hang out tomorrow after work.</text:p>
      <text:p text:style-name="P2"><text:tab/>The two part ways and Alex goes into their apartment. They check their journal to see what there is left to do for the day.</text:p>
      <text:p text:style-name="P2"><text:tab/>[Insert mini-game] / [Time Skip]</text:p>
      <text:p text:style-name="P2"><text:tab/>Menu: “Get some sleep” or “Wind down before bed”</text:p>
      <text:p text:style-name="P2"><text:tab/><text:tab/>“Get some sleep”: Time skip</text:p>
      <text:p text:style-name="P2"><text:tab/><text:tab/>“Wind down”: Mini-game</text:p>
      <text:p text:style-name="P2"><text:tab/>[Time Skip]</text:p>
      <text:p text:style-name="P2"><text:tab/>Alex is awoken in the middle of the night by the sound of a vacuum cleaner running next door. They check the time on their phone and realize it's 3am. More groggy than irritated, Alex goes outside and knocks on Claudia's door. Claudia looks disheveled and asks if she's being too loud. Alex confirms that she's being very noisy for the time of night and she profusely apologizes. “I must've lost track of time. The last time I looked at the clock, it was only 8:30pm. I'll keep the noise down for the night, I promise.” Alex reassures her that it's okay, especially since she's just settling in to her place. After going back inside, they are able to fall asleep not long after.</text:p>
      <text:p text:style-name="P4">Day 2</text:p>
      <text:p text:style-name="P1"><text:tab/>----</text:p>
      <text:p text:style-name="P1"/>
      <text:p text:style-name="P3">Alex Notes</text:p>
      <text:p text:style-name="P1">Lacking ability to identify emotions</text:p>
      <text:p text:style-name="P1">Doesn't reach out to people for social interactions</text:p>
      <text:p text:style-name="P1">Subconscious issues with loneliness</text:p>
      <text:p text:style-name="P3">Claudia Notes</text:p>
      <text:p text:style-name="P1"/>
      <text:p text:style-name="P1">Barista</text:p>
      <text:p text:style-name="P1">Athletic (jogger)</text:p>
      <text:p text:style-name="P1">OCD – Hygiene, closed &amp; locked doors (closes &amp; locks until it feels just right)</text:p>
      <text:p text:style-name="P3">Tsukune Notes</text:p>
      <text:p text:style-name="P1">Cigarette addiction</text:p>
      <text:p text:style-name="P1">Crocheting</text:p>
      <text:p text:style-name="P1">Allergic – Citrus</text:p>
      <text:p text:style-name="P1">Very emotive compared to A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omero</meta:initial-creator>
    <meta:creation-date>2025-08-18T16:35:19.03</meta:creation-date>
    <dc:date>2025-08-30T12:31:35.06</dc:date>
    <dc:creator>Michael Romero</dc:creator>
    <meta:editing-duration>P2DT13H52M45S</meta:editing-duration>
    <meta:editing-cycles>9</meta:editing-cycles>
    <meta:generator>OpenOffice/4.1.15$Win32 OpenOffice.org_project/4115m2$Build-9813</meta:generator>
    <meta:document-statistic meta:table-count="0" meta:image-count="0" meta:object-count="0" meta:page-count="6" meta:paragraph-count="36" meta:word-count="753" meta:character-count="4250"/>
  </office:meta>
</office:document-meta>
</file>